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0.61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4.7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line Ribeiro Chaves</text:p>
          </table:table-cell>
          <table:table-cell office:value-type="date" office:date-value="1990-04-29">
            <text:p>29/04/90</text:p>
          </table:table-cell>
          <table:table-cell office:value-type="string">
            <text:p>F</text:p>
          </table:table-cell>
          <table:table-cell office:value-type="float" office:value="3734345458">
            <text:p>3734345458</text:p>
          </table:table-cell>
          <table:table-cell office:value-type="string">
            <text:p>Abilio Martins Torres</text:p>
          </table:table-cell>
          <table:table-cell office:value-type="float" office:value="340">
            <text:p>340</text:p>
          </table:table-cell>
          <table:table-cell office:value-type="string">
            <text:p>Centro</text:p>
          </table:table-cell>
          <table:table-cell office:value-type="float" office:value="478">
            <text:p>478</text:p>
          </table:table-cell>
          <table:table-cell office:value-type="float" office:value="38930000">
            <text:p>38930000</text:p>
          </table:table-cell>
          <table:table-cell office:value-type="float" office:value="9803533606">
            <text:p>9803533606</text:p>
          </table:table-cell>
        </table:table-row>
        <table:table-row table:style-name="ro1">
          <table:table-cell office:value-type="string">
            <text:p>Ana Cláudia de Oliveira Costa</text:p>
          </table:table-cell>
          <table:table-cell office:value-type="date" office:date-value="1989-06-20">
            <text:p>20/06/89</text:p>
          </table:table-cell>
          <table:table-cell office:value-type="string">
            <text:p>F</text:p>
          </table:table-cell>
          <table:table-cell office:value-type="float" office:value="3835611969">
            <text:p>3835611969</text:p>
          </table:table-cell>
          <table:table-cell office:value-type="string">
            <text:p>Alcides Silveira</text:p>
          </table:table-cell>
          <table:table-cell office:value-type="float" office:value="530">
            <text:p>530</text:p>
          </table:table-cell>
          <table:table-cell office:value-type="string">
            <text:p>Esplanada</text:p>
          </table:table-cell>
          <table:table-cell office:value-type="float" office:value="412">
            <text:p>412</text:p>
          </table:table-cell>
          <table:table-cell office:value-type="float" office:value="38770000">
            <text:p>38770000</text:p>
          </table:table-cell>
          <table:table-cell office:value-type="float" office:value="9167840612">
            <text:p>9167840612</text:p>
          </table:table-cell>
        </table:table-row>
        <table:table-row table:style-name="ro1">
          <table:table-cell office:value-type="string">
            <text:p>Bruno Costa Neto</text:p>
          </table:table-cell>
          <table:table-cell office:value-type="date" office:date-value="1989-04-15">
            <text:p>15/04/89</text:p>
          </table:table-cell>
          <table:table-cell office:value-type="string">
            <text:p>M</text:p>
          </table:table-cell>
          <table:table-cell office:value-type="float" office:value="3788290197">
            <text:p>3788290197</text:p>
          </table:table-cell>
          <table:table-cell office:value-type="string">
            <text:p>Jose Ferreira Maia</text:p>
          </table:table-cell>
          <table:table-cell office:value-type="float" office:value="181">
            <text:p>181</text:p>
          </table:table-cell>
          <table:table-cell office:value-type="string">
            <text:p>Sao Sebastiao</text:p>
          </table:table-cell>
          <table:table-cell office:value-type="float" office:value="247">
            <text:p>247</text:p>
          </table:table-cell>
          <table:table-cell office:value-type="float" office:value="35500125">
            <text:p>35500125</text:p>
          </table:table-cell>
          <table:table-cell office:value-type="float" office:value="1614085676">
            <text:p>1614085676</text:p>
          </table:table-cell>
        </table:table-row>
        <table:table-row table:style-name="ro1">
          <table:table-cell office:value-type="string">
            <text:p>Flávia Reis Sales</text:p>
          </table:table-cell>
          <table:table-cell office:value-type="date" office:date-value="1990-03-14">
            <text:p>14/03/90</text:p>
          </table:table-cell>
          <table:table-cell office:value-type="string">
            <text:p>F</text:p>
          </table:table-cell>
          <table:table-cell office:value-type="float" office:value="3538216895">
            <text:p>3538216895</text:p>
          </table:table-cell>
          <table:table-cell office:value-type="string">
            <text:p>Samuel Alvarenga</text:p>
          </table:table-cell>
          <table:table-cell office:value-type="float" office:value="35">
            <text:p>35</text:p>
          </table:table-cell>
          <table:table-cell office:value-type="string">
            <text:p>Cruzeiro do Sul</text:p>
          </table:table-cell>
          <table:table-cell office:value-type="float" office:value="437">
            <text:p>437</text:p>
          </table:table-cell>
          <table:table-cell office:value-type="float" office:value="37200000">
            <text:p>37200000</text:p>
          </table:table-cell>
          <table:table-cell office:value-type="float" office:value="10371860601">
            <text:p>10371860601</text:p>
          </table:table-cell>
        </table:table-row>
        <table:table-row table:style-name="ro1">
          <table:table-cell office:value-type="string">
            <text:p>Gabriel Avelar Lage</text:p>
          </table:table-cell>
          <table:table-cell office:value-type="date" office:date-value="1987-07-01">
            <text:p>01/07/87</text:p>
          </table:table-cell>
          <table:table-cell office:value-type="string">
            <text:p>M</text:p>
          </table:table-cell>
          <table:table-cell office:value-type="float" office:value="3538631375">
            <text:p>3538631375</text:p>
          </table:table-cell>
          <table:table-cell office:value-type="string">
            <text:p>Jose Ananias de Aguiar</text:p>
          </table:table-cell>
          <table:table-cell office:value-type="float" office:value="100">
            <text:p>100</text:p>
          </table:table-cell>
          <table:table-cell office:value-type="string">
            <text:p>Centro</text:p>
          </table:table-cell>
          <table:table-cell office:value-type="float" office:value="698">
            <text:p>698</text:p>
          </table:table-cell>
          <table:table-cell office:value-type="float" office:value="37262000">
            <text:p>37262000</text:p>
          </table:table-cell>
          <table:table-cell office:value-type="float" office:value="8927059654">
            <text:p>8927059654</text:p>
          </table:table-cell>
        </table:table-row>
        <table:table-row table:style-name="ro1">
          <table:table-cell office:value-type="string">
            <text:p>Iul Brinner Expedito de Sousa</text:p>
          </table:table-cell>
          <table:table-cell office:value-type="date" office:date-value="1988-11-03">
            <text:p>03/11/88</text:p>
          </table:table-cell>
          <table:table-cell office:value-type="string">
            <text:p>M</text:p>
          </table:table-cell>
          <table:table-cell office:value-type="float" office:value="3484085761">
            <text:p>3484085761</text:p>
          </table:table-cell>
          <table:table-cell office:value-type="string">
            <text:p>Vinte e Seis</text:p>
          </table:table-cell>
          <table:table-cell office:value-type="float" office:value="992">
            <text:p>992</text:p>
          </table:table-cell>
          <table:table-cell office:value-type="string">
            <text:p>Centro</text:p>
          </table:table-cell>
          <table:table-cell office:value-type="float" office:value="334">
            <text:p>334</text:p>
          </table:table-cell>
          <table:table-cell office:value-type="float" office:value="38950000">
            <text:p>38950000</text:p>
          </table:table-cell>
          <table:table-cell office:value-type="float" office:value="9770517658">
            <text:p>9770517658</text:p>
          </table:table-cell>
        </table:table-row>
        <table:table-row table:style-name="ro1">
          <table:table-cell office:value-type="string">
            <text:p>Layla Moreira Cunha</text:p>
          </table:table-cell>
          <table:table-cell office:value-type="date" office:date-value="1990-01-30">
            <text:p>30/01/90</text:p>
          </table:table-cell>
          <table:table-cell office:value-type="string">
            <text:p>F</text:p>
          </table:table-cell>
          <table:table-cell office:value-type="float" office:value="3588337525">
            <text:p>3588337525</text:p>
          </table:table-cell>
          <table:table-cell office:value-type="string">
            <text:p>Samuel Alvarenga</text:p>
          </table:table-cell>
          <table:table-cell office:value-type="float" office:value="192">
            <text:p>192</text:p>
          </table:table-cell>
          <table:table-cell office:value-type="string">
            <text:p>Cruzeiro do Sul</text:p>
          </table:table-cell>
          <table:table-cell office:value-type="float" office:value="437">
            <text:p>437</text:p>
          </table:table-cell>
          <table:table-cell office:value-type="float" office:value="37200000">
            <text:p>37200000</text:p>
          </table:table-cell>
          <table:table-cell office:value-type="float" office:value="10325955662">
            <text:p>10325955662</text:p>
          </table:table-cell>
        </table:table-row>
        <table:table-row table:style-name="ro1">
          <table:table-cell office:value-type="string">
            <text:p>Lucas de Souza Galvao</text:p>
          </table:table-cell>
          <table:table-cell office:value-type="date" office:date-value="1989-08-24">
            <text:p>24/08/89</text:p>
          </table:table-cell>
          <table:table-cell office:value-type="string">
            <text:p>M</text:p>
          </table:table-cell>
          <table:table-cell office:value-type="float" office:value="3436711773">
            <text:p>3436711773</text:p>
          </table:table-cell>
          <table:table-cell office:value-type="string">
            <text:p>Joaquim Rocha Filhueiras</text:p>
          </table:table-cell>
          <table:table-cell office:value-type="float" office:value="122">
            <text:p>122</text:p>
          </table:table-cell>
          <table:table-cell office:value-type="string">
            <text:p>Campestre</text:p>
          </table:table-cell>
          <table:table-cell office:value-type="float" office:value="724">
            <text:p>724</text:p>
          </table:table-cell>
          <table:table-cell office:value-type="float" office:value="38800000">
            <text:p>38800000</text:p>
          </table:table-cell>
          <table:table-cell office:value-type="float" office:value="9034169642">
            <text:p>9034169642</text:p>
          </table:table-cell>
        </table:table-row>
        <table:table-row table:style-name="ro1">
          <table:table-cell office:value-type="string">
            <text:p>Marcella Caroline Pereira dos Reis</text:p>
          </table:table-cell>
          <table:table-cell office:value-type="date" office:date-value="1990-03-08">
            <text:p>08/03/90</text:p>
          </table:table-cell>
          <table:table-cell office:value-type="string">
            <text:p>F</text:p>
          </table:table-cell>
          <table:table-cell office:value-type="float" office:value="3735413543">
            <text:p>3735413543</text:p>
          </table:table-cell>
          <table:table-cell office:value-type="string">
            <text:p>Barão do Indaiá</text:p>
          </table:table-cell>
          <table:table-cell office:value-type="float" office:value="784">
            <text:p>784</text:p>
          </table:table-cell>
          <table:table-cell office:value-type="string">
            <text:p>Centro</text:p>
          </table:table-cell>
          <table:table-cell office:value-type="float" office:value="2">
            <text:p>2</text:p>
          </table:table-cell>
          <table:table-cell office:value-type="float" office:value="35620000">
            <text:p>35620000</text:p>
          </table:table-cell>
          <table:table-cell office:value-type="float" office:value="10520959680">
            <text:p>10520959680</text:p>
          </table:table-cell>
        </table:table-row>
        <table:table-row table:style-name="ro1">
          <table:table-cell office:value-type="string">
            <text:p>Marcelo Dumont Moura</text:p>
          </table:table-cell>
          <table:table-cell office:value-type="date" office:date-value="1956-04-26">
            <text:p>26/04/56</text:p>
          </table:table-cell>
          <table:table-cell office:value-type="string">
            <text:p>M</text:p>
          </table:table-cell>
          <table:table-cell office:value-type="float" office:value="3137717408">
            <text:p>3137717408</text:p>
          </table:table-cell>
          <table:table-cell office:value-type="string">
            <text:p>Paulo Frontn</text:p>
          </table:table-cell>
          <table:table-cell office:value-type="float" office:value="653">
            <text:p>653</text:p>
          </table:table-cell>
          <table:table-cell office:value-type="string">
            <text:p>Centro</text:p>
          </table:table-cell>
          <table:table-cell office:value-type="float" office:value="790">
            <text:p>790</text:p>
          </table:table-cell>
          <table:table-cell office:value-type="float" office:value="35700049">
            <text:p>35700049</text:p>
          </table:table-cell>
          <table:table-cell office:value-type="float" office:value="9055636622">
            <text:p>9055636622</text:p>
          </table:table-cell>
        </table:table-row>
        <table:table-row table:style-name="ro1">
          <table:table-cell office:value-type="string">
            <text:p>Nayara Raquel da Cruz Souza</text:p>
          </table:table-cell>
          <table:table-cell office:value-type="date" office:date-value="1990-05-27">
            <text:p>27/05/90</text:p>
          </table:table-cell>
          <table:table-cell office:value-type="string">
            <text:p>F</text:p>
          </table:table-cell>
          <table:table-cell office:value-type="float" office:value="3837221582">
            <text:p>3837221582</text:p>
          </table:table-cell>
          <table:table-cell office:value-type="string">
            <text:p>Raphael Martins França</text:p>
          </table:table-cell>
          <table:table-cell office:value-type="float" office:value="843">
            <text:p>843</text:p>
          </table:table-cell>
          <table:table-cell office:value-type="string">
            <text:p>Maria Amalia</text:p>
          </table:table-cell>
          <table:table-cell office:value-type="float" office:value="232">
            <text:p>232</text:p>
          </table:table-cell>
          <table:table-cell office:value-type="float" office:value="35790000">
            <text:p>35790000</text:p>
          </table:table-cell>
          <table:table-cell office:value-type="float" office:value="10426089626">
            <text:p>10426089626</text:p>
          </table:table-cell>
        </table:table-row>
        <table:table-row table:style-name="ro1">
          <table:table-cell office:value-type="string">
            <text:p>Pedro Henrique Resende Carvalho</text:p>
          </table:table-cell>
          <table:table-cell office:value-type="date" office:date-value="1987-12-17">
            <text:p>17/12/87</text:p>
          </table:table-cell>
          <table:table-cell office:value-type="string">
            <text:p>M</text:p>
          </table:table-cell>
          <table:table-cell office:value-type="float" office:value="3732619908">
            <text:p>3732619908</text:p>
          </table:table-cell>
          <table:table-cell office:value-type="string">
            <text:p>Espirito Santo</text:p>
          </table:table-cell>
          <table:table-cell office:value-type="float" office:value="1216">
            <text:p>1216</text:p>
          </table:table-cell>
          <table:table-cell office:value-type="string">
            <text:p>Centro</text:p>
          </table:table-cell>
          <table:table-cell office:value-type="float" office:value="426">
            <text:p>426</text:p>
          </table:table-cell>
          <table:table-cell office:value-type="float" office:value="35590000">
            <text:p>35590000</text:p>
          </table:table-cell>
          <table:table-cell office:value-type="float" office:value="8272061600">
            <text:p>8272061600</text:p>
          </table:table-cell>
        </table:table-row>
        <table:table-row table:style-name="ro1">
          <table:table-cell office:value-type="string">
            <text:p>Renato Steffanelli Bonancin</text:p>
          </table:table-cell>
          <table:table-cell office:value-type="date" office:date-value="1988-06-05">
            <text:p>05/06/88</text:p>
          </table:table-cell>
          <table:table-cell office:value-type="string">
            <text:p>M</text:p>
          </table:table-cell>
          <table:table-cell office:value-type="float" office:value="1639545617">
            <text:p>1639545617</text:p>
          </table:table-cell>
          <table:table-cell office:value-type="string">
            <text:p>Pestalozzi</text:p>
          </table:table-cell>
          <table:table-cell office:value-type="float" office:value="718">
            <text:p>718</text:p>
          </table:table-cell>
          <table:table-cell office:value-type="string">
            <text:p>Monte Alto</text:p>
          </table:table-cell>
          <table:table-cell office:value-type="float" office:value="1477">
            <text:p>1477</text:p>
          </table:table-cell>
          <table:table-cell office:value-type="float" office:value="14270000">
            <text:p>14270000</text:p>
          </table:table-cell>
          <table:table-cell office:value-type="float" office:value="36927616861">
            <text:p>36927616861</text:p>
          </table:table-cell>
        </table:table-row>
        <table:table-row table:style-name="ro1">
          <table:table-cell office:value-type="string">
            <text:p>Rennê Fonseca Ferreira</text:p>
          </table:table-cell>
          <table:table-cell office:value-type="date" office:date-value="1989-12-07">
            <text:p>07/12/89</text:p>
          </table:table-cell>
          <table:table-cell office:value-type="string">
            <text:p>M</text:p>
          </table:table-cell>
          <table:table-cell office:value-type="float" office:value="3538215643">
            <text:p>3538215643</text:p>
          </table:table-cell>
          <table:table-cell office:value-type="string">
            <text:p>Saturnino de Padua</text:p>
          </table:table-cell>
          <table:table-cell office:value-type="float" office:value="435">
            <text:p>435</text:p>
          </table:table-cell>
          <table:table-cell office:value-type="string">
            <text:p>Centro</text:p>
          </table:table-cell>
          <table:table-cell office:value-type="float" office:value="437">
            <text:p>437</text:p>
          </table:table-cell>
          <table:table-cell office:value-type="float" office:value="37200000">
            <text:p>37200000</text:p>
          </table:table-cell>
          <table:table-cell office:value-type="float" office:value="9580890609">
            <text:p>9580890609</text:p>
          </table:table-cell>
        </table:table-row>
        <table:table-row table:style-name="ro1">
          <table:table-cell office:value-type="string">
            <text:p>Rodolfo Henrique Palugan Alves</text:p>
          </table:table-cell>
          <table:table-cell office:value-type="date" office:date-value="1990-05-03">
            <text:p>03/05/90</text:p>
          </table:table-cell>
          <table:table-cell office:value-type="string">
            <text:p>M</text:p>
          </table:table-cell>
          <table:table-cell office:value-type="float" office:value="3535712217">
            <text:p>3535712217</text:p>
          </table:table-cell>
          <table:table-cell office:value-type="string">
            <text:p>Américo Luz</text:p>
          </table:table-cell>
          <table:table-cell office:value-type="float" office:value="400">
            <text:p>400</text:p>
          </table:table-cell>
          <table:table-cell office:value-type="string">
            <text:p>Centro</text:p>
          </table:table-cell>
          <table:table-cell office:value-type="float" office:value="509">
            <text:p>509</text:p>
          </table:table-cell>
          <table:table-cell office:value-type="float" office:value="37890000">
            <text:p>37890000</text:p>
          </table:table-cell>
          <table:table-cell office:value-type="float" office:value="6189541631">
            <text:p>6189541631</text:p>
          </table:table-cell>
        </table:table-row>
        <table:table-row table:style-name="ro1">
          <table:table-cell office:value-type="string">
            <text:p>Tiago Aparecido Lourenco</text:p>
          </table:table-cell>
          <table:table-cell office:value-type="date" office:date-value="1986-06-01">
            <text:p>01/06/86</text:p>
          </table:table-cell>
          <table:table-cell office:value-type="string">
            <text:p>M</text:p>
          </table:table-cell>
          <table:table-cell office:value-type="float" office:value="3733731823">
            <text:p>3733731823</text:p>
          </table:table-cell>
          <table:table-cell office:value-type="string">
            <text:p>José Sabino Tiago</text:p>
          </table:table-cell>
          <table:table-cell office:value-type="float" office:value="112">
            <text:p>112</text:p>
          </table:table-cell>
          <table:table-cell office:value-type="string">
            <text:p>Nossa Senhora Aparecida</text:p>
          </table:table-cell>
          <table:table-cell office:value-type="float" office:value="140">
            <text:p>140</text:p>
          </table:table-cell>
          <table:table-cell office:value-type="float" office:value="37930000">
            <text:p>37930000</text:p>
          </table:table-cell>
          <table:table-cell office:value-type="float" office:value="7445149678">
            <text:p>7445149678</text:p>
          </table:table-cell>
        </table:table-row>
        <table:table-row table:style-name="ro1">
          <table:table-cell office:value-type="string">
            <text:p>Bruno Guilherme dos Santos Siqueira</text:p>
          </table:table-cell>
          <table:table-cell office:value-type="date" office:date-value="1990-04-12">
            <text:p>12/04/90</text:p>
          </table:table-cell>
          <table:table-cell office:value-type="string">
            <text:p>M</text:p>
          </table:table-cell>
          <table:table-cell office:value-type="float" office:value="3538642006">
            <text:p>3538642006</text:p>
          </table:table-cell>
          <table:table-cell office:value-type="string">
            <text:p>José Alves Rodrigues</text:p>
          </table:table-cell>
          <table:table-cell office:value-type="float" office:value="84">
            <text:p>84</text:p>
          </table:table-cell>
          <table:table-cell office:value-type="string">
            <text:p>Várzea de Cima</text:p>
          </table:table-cell>
          <table:table-cell office:value-type="float" office:value="582">
            <text:p>582</text:p>
          </table:table-cell>
          <table:table-cell office:value-type="float" office:value="37260000">
            <text:p>37260000</text:p>
          </table:table-cell>
          <table:table-cell office:value-type="float" office:value="10924746688">
            <text:p>10924746688</text:p>
          </table:table-cell>
        </table:table-row>
        <table:table-row table:style-name="ro1">
          <table:table-cell office:value-type="string">
            <text:p>Carlos Cesar Martins</text:p>
          </table:table-cell>
          <table:table-cell office:value-type="date" office:date-value="1989-11-27">
            <text:p>27/11/89</text:p>
          </table:table-cell>
          <table:table-cell office:value-type="string">
            <text:p>M</text:p>
          </table:table-cell>
          <table:table-cell office:value-type="float" office:value="3788122538">
            <text:p>3788122538</text:p>
          </table:table-cell>
          <table:table-cell office:value-type="string">
            <text:p>Abilio Martins Torres</text:p>
          </table:table-cell>
          <table:table-cell office:value-type="float" office:value="328">
            <text:p>328</text:p>
          </table:table-cell>
          <table:table-cell office:value-type="string">
            <text:p>Centro</text:p>
          </table:table-cell>
          <table:table-cell office:value-type="float" office:value="478">
            <text:p>478</text:p>
          </table:table-cell>
          <table:table-cell office:value-type="float" office:value="38930000">
            <text:p>38930000</text:p>
          </table:table-cell>
          <table:table-cell office:value-type="float" office:value="9036643643">
            <text:p>9036643643</text:p>
          </table:table-cell>
        </table:table-row>
        <table:table-row table:style-name="ro1">
          <table:table-cell office:value-type="string">
            <text:p>Diogo Alves Pereira</text:p>
          </table:table-cell>
          <table:table-cell office:value-type="date" office:date-value="1990-03-06">
            <text:p>06/03/90</text:p>
          </table:table-cell>
          <table:table-cell office:value-type="string">
            <text:p>M</text:p>
          </table:table-cell>
          <table:table-cell office:value-type="float" office:value="3732122764">
            <text:p>3732122764</text:p>
          </table:table-cell>
          <table:table-cell office:value-type="string">
            <text:p>Viriato Correia</text:p>
          </table:table-cell>
          <table:table-cell office:value-type="float" office:value="1150">
            <text:p>1150</text:p>
          </table:table-cell>
          <table:table-cell office:value-type="string">
            <text:p>São Miguel</text:p>
          </table:table-cell>
          <table:table-cell office:value-type="float" office:value="247">
            <text:p>247</text:p>
          </table:table-cell>
          <table:table-cell office:value-type="float" office:value="35501210">
            <text:p>35501210</text:p>
          </table:table-cell>
          <table:table-cell office:value-type="float" office:value="7664437601">
            <text:p>7664437601</text:p>
          </table:table-cell>
        </table:table-row>
        <table:table-row table:style-name="ro1">
          <table:table-cell office:value-type="string">
            <text:p>Erica Raquel de Elias</text:p>
          </table:table-cell>
          <table:table-cell office:value-type="date" office:date-value="1980-03-06">
            <text:p>06/03/80</text:p>
          </table:table-cell>
          <table:table-cell office:value-type="string">
            <text:p>F</text:p>
          </table:table-cell>
          <table:table-cell office:value-type="float" office:value="3734311585">
            <text:p>3734311585</text:p>
          </table:table-cell>
          <table:table-cell office:value-type="string">
            <text:p>Gil Torres</text:p>
          </table:table-cell>
          <table:table-cell office:value-type="float" office:value="129">
            <text:p>129</text:p>
          </table:table-cell>
          <table:table-cell office:value-type="string">
            <text:p>Centro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27338409838">
            <text:p>27338409838</text:p>
          </table:table-cell>
        </table:table-row>
        <table:table-row table:style-name="ro1">
          <table:table-cell office:value-type="string">
            <text:p>João Geraldo Germano Garcia</text:p>
          </table:table-cell>
          <table:table-cell office:value-type="date" office:date-value="1989-05-30">
            <text:p>30/05/89</text:p>
          </table:table-cell>
          <table:table-cell office:value-type="string">
            <text:p>M</text:p>
          </table:table-cell>
          <table:table-cell office:value-type="float" office:value="3436314042">
            <text:p>3436314042</text:p>
          </table:table-cell>
          <table:table-cell office:value-type="string">
            <text:p>Cinquenta e Nove</text:p>
          </table:table-cell>
          <table:table-cell office:value-type="float" office:value="51">
            <text:p>51</text:p>
          </table:table-cell>
          <table:table-cell office:value-type="string">
            <text:p>Deolinda Mendes</text:p>
          </table:table-cell>
          <table:table-cell office:value-type="float" office:value="334">
            <text:p>334</text:p>
          </table:table-cell>
          <table:table-cell office:value-type="float" office:value="38950000">
            <text:p>38950000</text:p>
          </table:table-cell>
          <table:table-cell office:value-type="float" office:value="9124213632">
            <text:p>9124213632</text:p>
          </table:table-cell>
        </table:table-row>
        <table:table-row table:style-name="ro1">
          <table:table-cell office:value-type="string">
            <text:p>Lilian Aparecida Borges</text:p>
          </table:table-cell>
          <table:table-cell office:value-type="date" office:date-value="1988-06-11">
            <text:p>11/06/88</text:p>
          </table:table-cell>
          <table:table-cell office:value-type="string">
            <text:p>F</text:p>
          </table:table-cell>
          <table:table-cell office:value-type="float" office:value="3788264069">
            <text:p>3788264069</text:p>
          </table:table-cell>
          <table:table-cell office:value-type="string">
            <text:p>Geraldo Lemos</text:p>
          </table:table-cell>
          <table:table-cell office:value-type="float" office:value="150">
            <text:p>150</text:p>
          </table:table-cell>
          <table:table-cell office:value-type="string">
            <text:p>Centro</text:p>
          </table:table-cell>
          <table:table-cell office:value-type="float" office:value="478">
            <text:p>478</text:p>
          </table:table-cell>
          <table:table-cell office:value-type="float" office:value="38930000">
            <text:p>38930000</text:p>
          </table:table-cell>
          <table:table-cell office:value-type="float" office:value="9744099607">
            <text:p>9744099607</text:p>
          </table:table-cell>
        </table:table-row>
        <table:table-row table:style-name="ro1">
          <table:table-cell office:value-type="string">
            <text:p>Miler Grudtner Boell</text:p>
          </table:table-cell>
          <table:table-cell office:value-type="date" office:date-value="1987-04-06">
            <text:p>06/04/87</text:p>
          </table:table-cell>
          <table:table-cell office:value-type="string">
            <text:p>M</text:p>
          </table:table-cell>
          <table:table-cell office:value-type="float" office:value="3538647276">
            <text:p>3538647276</text:p>
          </table:table-cell>
          <table:table-cell office:value-type="string">
            <text:p>Rua Padre Estaquio</text:p>
          </table:table-cell>
          <table:table-cell office:value-type="float" office:value="193">
            <text:p>193</text:p>
          </table:table-cell>
          <table:table-cell office:value-type="string">
            <text:p>Jardim das Flores</text:p>
          </table:table-cell>
          <table:table-cell office:value-type="float" office:value="582">
            <text:p>582</text:p>
          </table:table-cell>
          <table:table-cell office:value-type="float" office:value="37260000">
            <text:p>37260000</text:p>
          </table:table-cell>
          <table:table-cell office:value-type="float" office:value="8709455647">
            <text:p>8709455647</text:p>
          </table:table-cell>
        </table:table-row>
        <table:table-row table:style-name="ro1">
          <table:table-cell office:value-type="string">
            <text:p>Pedro Henrique Nunes Pinheiro</text:p>
          </table:table-cell>
          <table:table-cell office:value-type="date" office:date-value="1988-09-23">
            <text:p>23/09/88</text:p>
          </table:table-cell>
          <table:table-cell office:value-type="string">
            <text:p>M</text:p>
          </table:table-cell>
          <table:table-cell office:value-type="float" office:value="3788176465">
            <text:p>3788176465</text:p>
          </table:table-cell>
          <table:table-cell office:value-type="string">
            <text:p>Misericórdia</text:p>
          </table:table-cell>
          <table:table-cell office:value-type="float" office:value="700">
            <text:p>700</text:p>
          </table:table-cell>
          <table:table-cell office:value-type="string">
            <text:p>Centro</text:p>
          </table:table-cell>
          <table:table-cell office:value-type="float" office:value="66">
            <text:p>66</text:p>
          </table:table-cell>
          <table:table-cell office:value-type="float" office:value="35540000">
            <text:p>35540000</text:p>
          </table:table-cell>
          <table:table-cell office:value-type="float" office:value="9696747675">
            <text:p>9696747675</text:p>
          </table:table-cell>
        </table:table-row>
        <table:table-row table:style-name="ro1">
          <table:table-cell office:value-type="string">
            <text:p>Samir Rhuano Dias de Andrade</text:p>
          </table:table-cell>
          <table:table-cell office:value-type="date" office:date-value="1990-05-17">
            <text:p>17/05/90</text:p>
          </table:table-cell>
          <table:table-cell office:value-type="string">
            <text:p>M</text:p>
          </table:table-cell>
          <table:table-cell office:value-type="float" office:value="3734311421">
            <text:p>3734311421</text:p>
          </table:table-cell>
          <table:table-cell office:value-type="string">
            <text:p>Antero Torres</text:p>
          </table:table-cell>
          <table:table-cell office:value-type="float" office:value="102">
            <text:p>102</text:p>
          </table:table-cell>
          <table:table-cell office:value-type="string">
            <text:p>Centro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10275163601">
            <text:p>10275163601</text:p>
          </table:table-cell>
        </table:table-row>
        <table:table-row table:style-name="ro1">
          <table:table-cell office:value-type="string">
            <text:p>Viviany Fernandes Mendes</text:p>
          </table:table-cell>
          <table:table-cell office:value-type="date" office:date-value="1990-05-29">
            <text:p>29/05/90</text:p>
          </table:table-cell>
          <table:table-cell office:value-type="string">
            <text:p>F</text:p>
          </table:table-cell>
          <table:table-cell office:value-type="float" office:value="3734312446">
            <text:p>3734312446</text:p>
          </table:table-cell>
          <table:table-cell office:value-type="string">
            <text:p>Simeão Gabriel Domingues</text:p>
          </table:table-cell>
          <table:table-cell office:value-type="float" office:value="415">
            <text:p>415</text:p>
          </table:table-cell>
          <table:table-cell office:value-type="string">
            <text:p>Sion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10416060609">
            <text:p>10416060609</text:p>
          </table:table-cell>
        </table:table-row>
        <table:table-row table:style-name="ro1">
          <table:table-cell office:value-type="string">
            <text:p>Camila Tavares Castro</text:p>
          </table:table-cell>
          <table:table-cell office:value-type="date" office:date-value="1989-08-07">
            <text:p>07/08/89</text:p>
          </table:table-cell>
          <table:table-cell office:value-type="string">
            <text:p>F</text:p>
          </table:table-cell>
          <table:table-cell office:value-type="float" office:value="3732122412">
            <text:p>3732122412</text:p>
          </table:table-cell>
          <table:table-cell office:value-type="string">
            <text:p>La Paz</text:p>
          </table:table-cell>
          <table:table-cell office:value-type="float" office:value="360">
            <text:p>360</text:p>
          </table:table-cell>
          <table:table-cell office:value-type="string">
            <text:p>Belvedere</text:p>
          </table:table-cell>
          <table:table-cell office:value-type="float" office:value="247">
            <text:p>247</text:p>
          </table:table-cell>
          <table:table-cell office:value-type="float" office:value="35500000">
            <text:p>35500000</text:p>
          </table:table-cell>
          <table:table-cell office:value-type="float" office:value="8120756681">
            <text:p>8120756681</text:p>
          </table:table-cell>
        </table:table-row>
        <table:table-row table:style-name="ro1">
          <table:table-cell office:value-type="string">
            <text:p>Daniel José Modesto</text:p>
          </table:table-cell>
          <table:table-cell office:value-type="date" office:date-value="1982-01-05">
            <text:p>05/01/82</text:p>
          </table:table-cell>
          <table:table-cell office:value-type="string">
            <text:p>M</text:p>
          </table:table-cell>
          <table:table-cell office:value-type="float" office:value="3732613314">
            <text:p>3732613314</text:p>
          </table:table-cell>
          <table:table-cell office:value-type="string">
            <text:p>Pernambuco</text:p>
          </table:table-cell>
          <table:table-cell office:value-type="float" office:value="1191">
            <text:p>1191</text:p>
          </table:table-cell>
          <table:table-cell office:value-type="string">
            <text:p>Santa Eugênia</text:p>
          </table:table-cell>
          <table:table-cell office:value-type="float" office:value="426">
            <text:p>426</text:p>
          </table:table-cell>
          <table:table-cell office:value-type="float" office:value="35590000">
            <text:p>35590000</text:p>
          </table:table-cell>
          <table:table-cell office:value-type="float" office:value="5550405695">
            <text:p>5550405695</text:p>
          </table:table-cell>
        </table:table-row>
        <table:table-row table:style-name="ro1">
          <table:table-cell office:value-type="string">
            <text:p>Danilo José Barbosa</text:p>
          </table:table-cell>
          <table:table-cell office:value-type="date" office:date-value="1988-02-22">
            <text:p>22/02/88</text:p>
          </table:table-cell>
          <table:table-cell office:value-type="string">
            <text:p>M</text:p>
          </table:table-cell>
          <table:table-cell office:value-type="float" office:value="3799475025">
            <text:p>3799475025</text:p>
          </table:table-cell>
          <table:table-cell office:value-type="string">
            <text:p>Caboje (alto do Café)</text:p>
          </table:table-cell>
          <table:table-cell office:value-type="float" office:value="0">
            <text:p>0</text:p>
          </table:table-cell>
          <table:table-cell office:value-type="string">
            <text:p>Centro</text:p>
          </table:table-cell>
          <table:table-cell office:value-type="float" office:value="478">
            <text:p>478</text:p>
          </table:table-cell>
          <table:table-cell office:value-type="float" office:value="38930000">
            <text:p>38930000</text:p>
          </table:table-cell>
          <table:table-cell office:value-type="float" office:value="9195515640">
            <text:p>9195515640</text:p>
          </table:table-cell>
        </table:table-row>
        <table:table-row table:style-name="ro1">
          <table:table-cell office:value-type="string">
            <text:p>Dayane Cristine Gomes Custódio Giannecchini</text:p>
          </table:table-cell>
          <table:table-cell office:value-type="date" office:date-value="1985-09-11">
            <text:p>11/09/85</text:p>
          </table:table-cell>
          <table:table-cell office:value-type="string">
            <text:p>F</text:p>
          </table:table-cell>
          <table:table-cell office:value-type="float" office:value="3734311029">
            <text:p>3734311029</text:p>
          </table:table-cell>
          <table:table-cell office:value-type="string">
            <text:p>Olímpio José Chaves</text:p>
          </table:table-cell>
          <table:table-cell office:value-type="float" office:value="183">
            <text:p>183</text:p>
          </table:table-cell>
          <table:table-cell office:value-type="string">
            <text:p>Candola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7917227677">
            <text:p>7917227677</text:p>
          </table:table-cell>
        </table:table-row>
        <table:table-row table:style-name="ro1">
          <table:table-cell office:value-type="string">
            <text:p>Elizabeth David Gomes</text:p>
          </table:table-cell>
          <table:table-cell office:value-type="date" office:date-value="1981-09-16">
            <text:p>16/09/81</text:p>
          </table:table-cell>
          <table:table-cell office:value-type="string">
            <text:p>F</text:p>
          </table:table-cell>
          <table:table-cell office:value-type="float" office:value="3799032216">
            <text:p>3799032216</text:p>
          </table:table-cell>
          <table:table-cell office:value-type="string">
            <text:p>Estefânia Rodarte Moreira</text:p>
          </table:table-cell>
          <table:table-cell office:value-type="float" office:value="167">
            <text:p>167</text:p>
          </table:table-cell>
          <table:table-cell office:value-type="string">
            <text:p>Areias Brancas</text:p>
          </table:table-cell>
          <table:table-cell office:value-type="float" office:value="291">
            <text:p>291</text:p>
          </table:table-cell>
          <table:table-cell office:value-type="float" office:value="35570000">
            <text:p>35570000</text:p>
          </table:table-cell>
          <table:table-cell office:value-type="float" office:value="4746647674">
            <text:p>4746647674</text:p>
          </table:table-cell>
        </table:table-row>
        <table:table-row table:style-name="ro1">
          <table:table-cell office:value-type="string">
            <text:p>Geane Aparecida Ferreira</text:p>
          </table:table-cell>
          <table:table-cell office:value-type="date" office:date-value="1989-03-08">
            <text:p>08/03/89</text:p>
          </table:table-cell>
          <table:table-cell office:value-type="string">
            <text:p>F</text:p>
          </table:table-cell>
          <table:table-cell office:value-type="float" office:value="3733516272">
            <text:p>3733516272</text:p>
          </table:table-cell>
          <table:table-cell office:value-type="string">
            <text:p>Sao Joao Batista</text:p>
          </table:table-cell>
          <table:table-cell office:value-type="float" office:value="605">
            <text:p>605</text:p>
          </table:table-cell>
          <table:table-cell office:value-type="string">
            <text:p>Santo Antonio</text:p>
          </table:table-cell>
          <table:table-cell office:value-type="float" office:value="46">
            <text:p>46</text:p>
          </table:table-cell>
          <table:table-cell office:value-type="float" office:value="35588000">
            <text:p>35588000</text:p>
          </table:table-cell>
          <table:table-cell office:value-type="float" office:value="10414351690">
            <text:p>10414351690</text:p>
          </table:table-cell>
        </table:table-row>
        <table:table-row table:style-name="ro1">
          <table:table-cell office:value-type="string">
            <text:p>Juvenil Lemes de Souza Filho</text:p>
          </table:table-cell>
          <table:table-cell office:value-type="date" office:date-value="1973-09-11">
            <text:p>11/09/73</text:p>
          </table:table-cell>
          <table:table-cell office:value-type="string">
            <text:p>M</text:p>
          </table:table-cell>
          <table:table-cell office:value-type="float" office:value="3734314637">
            <text:p>3734314637</text:p>
          </table:table-cell>
          <table:table-cell office:value-type="string">
            <text:p>Lindolfo Chaves</text:p>
          </table:table-cell>
          <table:table-cell office:value-type="float" office:value="632">
            <text:p>632</text:p>
          </table:table-cell>
          <table:table-cell office:value-type="string">
            <text:p>Lava-pés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17277918860">
            <text:p>17277918860</text:p>
          </table:table-cell>
        </table:table-row>
        <table:table-row table:style-name="ro1">
          <table:table-cell office:value-type="string">
            <text:p>Laiza Miranda Vitor</text:p>
          </table:table-cell>
          <table:table-cell office:value-type="date" office:date-value="1988-06-11">
            <text:p>11/06/88</text:p>
          </table:table-cell>
          <table:table-cell office:value-type="string">
            <text:p>F</text:p>
          </table:table-cell>
          <table:table-cell office:value-type="float" office:value="3532657708">
            <text:p>3532657708</text:p>
          </table:table-cell>
          <table:table-cell office:value-type="string">
            <text:p>Ricardo Carvalho de Brito</text:p>
          </table:table-cell>
          <table:table-cell office:value-type="float" office:value="121">
            <text:p>121</text:p>
          </table:table-cell>
          <table:table-cell office:value-type="string">
            <text:p>Coab Ouro Verde</text:p>
          </table:table-cell>
          <table:table-cell office:value-type="float" office:value="815">
            <text:p>815</text:p>
          </table:table-cell>
          <table:table-cell office:value-type="float" office:value="37190000">
            <text:p>37190000</text:p>
          </table:table-cell>
          <table:table-cell office:value-type="float" office:value="9471793645">
            <text:p>9471793645</text:p>
          </table:table-cell>
        </table:table-row>
        <table:table-row table:style-name="ro1">
          <table:table-cell office:value-type="string">
            <text:p>Leandro Sabino Messias</text:p>
          </table:table-cell>
          <table:table-cell office:value-type="date" office:date-value="1988-06-23">
            <text:p>23/06/88</text:p>
          </table:table-cell>
          <table:table-cell office:value-type="string">
            <text:p>M</text:p>
          </table:table-cell>
          <table:table-cell office:value-type="float" office:value="3538641908">
            <text:p>3538641908</text:p>
          </table:table-cell>
          <table:table-cell office:value-type="string">
            <text:p>Das Margaridas</text:p>
          </table:table-cell>
          <table:table-cell office:value-type="float" office:value="38">
            <text:p>38</text:p>
          </table:table-cell>
          <table:table-cell office:value-type="string">
            <text:p>Jardim das Flores</text:p>
          </table:table-cell>
          <table:table-cell office:value-type="float" office:value="582">
            <text:p>582</text:p>
          </table:table-cell>
          <table:table-cell office:value-type="float" office:value="37260000">
            <text:p>37260000</text:p>
          </table:table-cell>
          <table:table-cell office:value-type="float" office:value="7740196622">
            <text:p>7740196622</text:p>
          </table:table-cell>
        </table:table-row>
        <table:table-row table:style-name="ro1">
          <table:table-cell office:value-type="string">
            <text:p>Lucas Oliveira de Mendonça</text:p>
          </table:table-cell>
          <table:table-cell office:value-type="date" office:date-value="1988-11-07">
            <text:p>07/11/88</text:p>
          </table:table-cell>
          <table:table-cell office:value-type="string">
            <text:p>M</text:p>
          </table:table-cell>
          <table:table-cell office:value-type="float" office:value="3799398815">
            <text:p>3799398815</text:p>
          </table:table-cell>
          <table:table-cell office:value-type="string">
            <text:p>Dom Pedro Ii</text:p>
          </table:table-cell>
          <table:table-cell office:value-type="float" office:value="80">
            <text:p>80</text:p>
          </table:table-cell>
          <table:table-cell office:value-type="string">
            <text:p>Centro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7606294631">
            <text:p>7606294631</text:p>
          </table:table-cell>
        </table:table-row>
        <table:table-row table:style-name="ro1">
          <table:table-cell office:value-type="string">
            <text:p>Márcia Cristina da Silva</text:p>
          </table:table-cell>
          <table:table-cell office:value-type="date" office:date-value="1962-11-13">
            <text:p>13/11/62</text:p>
          </table:table-cell>
          <table:table-cell office:value-type="string">
            <text:p>F</text:p>
          </table:table-cell>
          <table:table-cell office:value-type="float" office:value="3734312241">
            <text:p>3734312241</text:p>
          </table:table-cell>
          <table:table-cell office:value-type="string">
            <text:p>Dr.dilermando Alves da Cunha</text:p>
          </table:table-cell>
          <table:table-cell office:value-type="float" office:value="394">
            <text:p>394</text:p>
          </table:table-cell>
          <table:table-cell office:value-type="string">
            <text:p>Centro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56543409649">
            <text:p>56543409649</text:p>
          </table:table-cell>
        </table:table-row>
        <table:table-row table:style-name="ro1">
          <table:table-cell office:value-type="string">
            <text:p>Maria Auxiliadora Vieira</text:p>
          </table:table-cell>
          <table:table-cell office:value-type="date" office:date-value="1972-09-16">
            <text:p>16/09/72</text:p>
          </table:table-cell>
          <table:table-cell office:value-type="string">
            <text:p>F</text:p>
          </table:table-cell>
          <table:table-cell office:value-type="float" office:value="3799427716">
            <text:p>3799427716</text:p>
          </table:table-cell>
          <table:table-cell office:value-type="string">
            <text:p>Veríssimo Gomes</text:p>
          </table:table-cell>
          <table:table-cell office:value-type="float" office:value="816">
            <text:p>816</text:p>
          </table:table-cell>
          <table:table-cell office:value-type="string">
            <text:p>Sion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94927235653">
            <text:p>94927235653</text:p>
          </table:table-cell>
        </table:table-row>
        <table:table-row table:style-name="ro1">
          <table:table-cell office:value-type="string">
            <text:p>Michele Cristina Marques</text:p>
          </table:table-cell>
          <table:table-cell office:value-type="date" office:date-value="1978-05-18">
            <text:p>18/05/78</text:p>
          </table:table-cell>
          <table:table-cell office:value-type="string">
            <text:p>F</text:p>
          </table:table-cell>
          <table:table-cell office:value-type="float" office:value="3799222285">
            <text:p>3799222285</text:p>
          </table:table-cell>
          <table:table-cell office:value-type="string">
            <text:p>Li Torres</text:p>
          </table:table-cell>
          <table:table-cell office:value-type="float" office:value="396">
            <text:p>396</text:p>
          </table:table-cell>
          <table:table-cell office:value-type="string">
            <text:p>Sion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4774844683">
            <text:p>4774844683</text:p>
          </table:table-cell>
        </table:table-row>
        <table:table-row table:style-name="ro1">
          <table:table-cell office:value-type="string">
            <text:p>Nathaniel Gomes Marçal</text:p>
          </table:table-cell>
          <table:table-cell office:value-type="date" office:date-value="1982-08-10">
            <text:p>10/08/82</text:p>
          </table:table-cell>
          <table:table-cell office:value-type="string">
            <text:p>M</text:p>
          </table:table-cell>
          <table:table-cell office:value-type="float" office:value="3788123478">
            <text:p>3788123478</text:p>
          </table:table-cell>
          <table:table-cell office:value-type="string">
            <text:p>Rosimery Silvia Pereira</text:p>
          </table:table-cell>
          <table:table-cell office:value-type="float" office:value="116">
            <text:p>116</text:p>
          </table:table-cell>
          <table:table-cell office:value-type="string">
            <text:p>Santo Antônio</text:p>
          </table:table-cell>
          <table:table-cell office:value-type="float" office:value="291">
            <text:p>291</text:p>
          </table:table-cell>
          <table:table-cell office:value-type="float" office:value="35570000">
            <text:p>35570000</text:p>
          </table:table-cell>
          <table:table-cell office:value-type="float" office:value="5626127690">
            <text:p>5626127690</text:p>
          </table:table-cell>
        </table:table-row>
        <table:table-row table:style-name="ro1">
          <table:table-cell office:value-type="string">
            <text:p>Neilza de Fátima Ribeiro</text:p>
          </table:table-cell>
          <table:table-cell office:value-type="date" office:date-value="1990-01-18">
            <text:p>18/01/90</text:p>
          </table:table-cell>
          <table:table-cell office:value-type="string">
            <text:p>F</text:p>
          </table:table-cell>
          <table:table-cell office:value-type="float" office:value="3734313537">
            <text:p>3734313537</text:p>
          </table:table-cell>
          <table:table-cell office:value-type="string">
            <text:p>Walter Carvalho de Avelar</text:p>
          </table:table-cell>
          <table:table-cell office:value-type="float" office:value="263">
            <text:p>263</text:p>
          </table:table-cell>
          <table:table-cell office:value-type="string">
            <text:p>Nossa Senhora das Graças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10289792665">
            <text:p>10289792665</text:p>
          </table:table-cell>
        </table:table-row>
        <table:table-row table:style-name="ro1">
          <table:table-cell office:value-type="string">
            <text:p>Stefania Silva Pereira</text:p>
          </table:table-cell>
          <table:table-cell office:value-type="date" office:date-value="1984-03-21">
            <text:p>21/03/84</text:p>
          </table:table-cell>
          <table:table-cell office:value-type="string">
            <text:p>F</text:p>
          </table:table-cell>
          <table:table-cell office:value-type="float" office:value="3734311106">
            <text:p>3734311106</text:p>
          </table:table-cell>
          <table:table-cell office:value-type="string">
            <text:p>Tiradentes</text:p>
          </table:table-cell>
          <table:table-cell office:value-type="float" office:value="404">
            <text:p>404</text:p>
          </table:table-cell>
          <table:table-cell office:value-type="string">
            <text:p>Rola Moça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7194237679">
            <text:p>7194237679</text:p>
          </table:table-cell>
        </table:table-row>
        <table:table-row table:style-name="ro1">
          <table:table-cell office:value-type="string">
            <text:p>Tatiany Peçanha</text:p>
          </table:table-cell>
          <table:table-cell office:value-type="date" office:date-value="1988-12-20">
            <text:p>20/12/88</text:p>
          </table:table-cell>
          <table:table-cell office:value-type="string">
            <text:p>F</text:p>
          </table:table-cell>
          <table:table-cell office:value-type="float" office:value="3791071627">
            <text:p>3791071627</text:p>
          </table:table-cell>
          <table:table-cell office:value-type="string">
            <text:p>Santo Antonio</text:p>
          </table:table-cell>
          <table:table-cell office:value-type="float" office:value="383">
            <text:p>383</text:p>
          </table:table-cell>
          <table:table-cell office:value-type="string">
            <text:p>Açudes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9375186628">
            <text:p>9375186628</text:p>
          </table:table-cell>
        </table:table-row>
        <table:table-row table:style-name="ro1">
          <table:table-cell office:value-type="string">
            <text:p>Mariana Morais</text:p>
          </table:table-cell>
          <table:table-cell office:value-type="date" office:date-value="1988-11-14">
            <text:p>14/11/88</text:p>
          </table:table-cell>
          <table:table-cell office:value-type="string">
            <text:p>F</text:p>
          </table:table-cell>
          <table:table-cell office:value-type="float" office:value="3538223478">
            <text:p>3538223478</text:p>
          </table:table-cell>
          <table:table-cell office:value-type="string">
            <text:p>Francisco Alves de Azevedo</text:p>
          </table:table-cell>
          <table:table-cell office:value-type="float" office:value="228">
            <text:p>228</text:p>
          </table:table-cell>
          <table:table-cell office:value-type="string">
            <text:p>São Francisco</text:p>
          </table:table-cell>
          <table:table-cell office:value-type="float" office:value="437">
            <text:p>437</text:p>
          </table:table-cell>
          <table:table-cell office:value-type="float" office:value="37200000">
            <text:p>37200000</text:p>
          </table:table-cell>
          <table:table-cell office:value-type="float" office:value="9732351608">
            <text:p>9732351608</text:p>
          </table:table-cell>
        </table:table-row>
        <table:table-row table:style-name="ro1">
          <table:table-cell office:value-type="string">
            <text:p>Yara Evangelista Godinho</text:p>
          </table:table-cell>
          <table:table-cell office:value-type="date" office:date-value="1987-09-22">
            <text:p>22/09/87</text:p>
          </table:table-cell>
          <table:table-cell office:value-type="string">
            <text:p>F</text:p>
          </table:table-cell>
          <table:table-cell office:value-type="float" office:value="3538214765">
            <text:p>3538214765</text:p>
          </table:table-cell>
          <table:table-cell office:value-type="string">
            <text:p>Sete de Setembro</text:p>
          </table:table-cell>
          <table:table-cell office:value-type="float" office:value="174">
            <text:p>174</text:p>
          </table:table-cell>
          <table:table-cell office:value-type="string">
            <text:p>Centro</text:p>
          </table:table-cell>
          <table:table-cell office:value-type="float" office:value="437">
            <text:p>437</text:p>
          </table:table-cell>
          <table:table-cell office:value-type="float" office:value="37200000">
            <text:p>37200000</text:p>
          </table:table-cell>
          <table:table-cell office:value-type="float" office:value="8927272684">
            <text:p>8927272684</text:p>
          </table:table-cell>
        </table:table-row>
        <table:table-row table:style-name="ro1">
          <table:table-cell office:value-type="string">
            <text:p>Luis Sergio Fernandes Junior</text:p>
          </table:table-cell>
          <table:table-cell office:value-type="date" office:date-value="1987-09-18">
            <text:p>18/09/87</text:p>
          </table:table-cell>
          <table:table-cell office:value-type="string">
            <text:p>M</text:p>
          </table:table-cell>
          <table:table-cell office:value-type="float" office:value="3533641475">
            <text:p>3533641475</text:p>
          </table:table-cell>
          <table:table-cell office:value-type="string">
            <text:p>Julio Ribeiro</text:p>
          </table:table-cell>
          <table:table-cell office:value-type="float" office:value="205">
            <text:p>205</text:p>
          </table:table-cell>
          <table:table-cell office:value-type="string">
            <text:p>Centro</text:p>
          </table:table-cell>
          <table:table-cell office:value-type="float" office:value="615">
            <text:p>615</text:p>
          </table:table-cell>
          <table:table-cell office:value-type="float" office:value="37468000">
            <text:p>37468000</text:p>
          </table:table-cell>
          <table:table-cell office:value-type="float" office:value="7846429663">
            <text:p>7846429663</text:p>
          </table:table-cell>
        </table:table-row>
        <table:table-row table:style-name="ro1">
          <table:table-cell office:value-type="string">
            <text:p>Pablo Júnior Domingos Cândido</text:p>
          </table:table-cell>
          <table:table-cell office:value-type="date" office:date-value="1989-06-22">
            <text:p>22/06/89</text:p>
          </table:table-cell>
          <table:table-cell office:value-type="string">
            <text:p>M</text:p>
          </table:table-cell>
          <table:table-cell office:value-type="float" office:value="3733713731">
            <text:p>3733713731</text:p>
          </table:table-cell>
          <table:table-cell office:value-type="string">
            <text:p>Benedito Valadares</text:p>
          </table:table-cell>
          <table:table-cell office:value-type="float" office:value="202">
            <text:p>202</text:p>
          </table:table-cell>
          <table:table-cell office:value-type="string">
            <text:p>Centro</text:p>
          </table:table-cell>
          <table:table-cell office:value-type="float" office:value="602">
            <text:p>602</text:p>
          </table:table-cell>
          <table:table-cell office:value-type="float" office:value="37925000">
            <text:p>37925000</text:p>
          </table:table-cell>
          <table:table-cell office:value-type="float" office:value="8989049601">
            <text:p>8989049601</text:p>
          </table:table-cell>
        </table:table-row>
        <table:table-row table:style-name="ro1">
          <table:table-cell office:value-type="string">
            <text:p>Marcus Vinicius Carvalho Amaral</text:p>
          </table:table-cell>
          <table:table-cell office:value-type="date" office:date-value="1989-10-26">
            <text:p>26/10/89</text:p>
          </table:table-cell>
          <table:table-cell office:value-type="string">
            <text:p>M</text:p>
          </table:table-cell>
          <table:table-cell office:value-type="float" office:value="3538411155">
            <text:p>3538411155</text:p>
          </table:table-cell>
          <table:table-cell office:value-type="string">
            <text:p>São José</text:p>
          </table:table-cell>
          <table:table-cell office:value-type="float" office:value="37">
            <text:p>37</text:p>
          </table:table-cell>
          <table:table-cell office:value-type="string">
            <text:p>Centro</text:p>
          </table:table-cell>
          <table:table-cell office:value-type="float" office:value="85">
            <text:p>85</text:p>
          </table:table-cell>
          <table:table-cell office:value-type="float" office:value="37220000">
            <text:p>37220000</text:p>
          </table:table-cell>
          <table:table-cell office:value-type="float" office:value="7963581682">
            <text:p>7963581682</text:p>
          </table:table-cell>
        </table:table-row>
        <table:table-row table:style-name="ro1">
          <table:table-cell office:value-type="string">
            <text:p>Elaine Spineli Oliveira</text:p>
          </table:table-cell>
          <table:table-cell office:value-type="date" office:date-value="1990-02-07">
            <text:p>07/02/90</text:p>
          </table:table-cell>
          <table:table-cell office:value-type="string">
            <text:p>F</text:p>
          </table:table-cell>
          <table:table-cell office:value-type="float" office:value="3535516568">
            <text:p>3535516568</text:p>
          </table:table-cell>
          <table:table-cell office:value-type="string">
            <text:p>Marilia de Dirceu</text:p>
          </table:table-cell>
          <table:table-cell office:value-type="float" office:value="353">
            <text:p>353</text:p>
          </table:table-cell>
          <table:table-cell office:value-type="string">
            <text:p>Vila Rica</text:p>
          </table:table-cell>
          <table:table-cell office:value-type="float" office:value="326">
            <text:p>326</text:p>
          </table:table-cell>
          <table:table-cell office:value-type="float" office:value="37800000">
            <text:p>37800000</text:p>
          </table:table-cell>
          <table:table-cell office:value-type="float" office:value="8126830646">
            <text:p>8126830646</text:p>
          </table:table-cell>
        </table:table-row>
        <table:table-row table:style-name="ro1">
          <table:table-cell office:value-type="string">
            <text:p>Kayro Candido de Paula</text:p>
          </table:table-cell>
          <table:table-cell office:value-type="date" office:date-value="1988-03-12">
            <text:p>12/03/88</text:p>
          </table:table-cell>
          <table:table-cell office:value-type="string">
            <text:p>M</text:p>
          </table:table-cell>
          <table:table-cell office:value-type="float" office:value="3433211720">
            <text:p>3433211720</text:p>
          </table:table-cell>
          <table:table-cell office:value-type="string">
            <text:p>Antonio Mendoça</text:p>
          </table:table-cell>
          <table:table-cell office:value-type="float" office:value="440">
            <text:p>440</text:p>
          </table:table-cell>
          <table:table-cell office:value-type="string">
            <text:p>Assiz Mansur</text:p>
          </table:table-cell>
          <table:table-cell office:value-type="float" office:value="190">
            <text:p>190</text:p>
          </table:table-cell>
          <table:table-cell office:value-type="float" office:value="38120000">
            <text:p>38120000</text:p>
          </table:table-cell>
          <table:table-cell office:value-type="float" office:value="6605489683">
            <text:p>6605489683</text:p>
          </table:table-cell>
        </table:table-row>
        <table:table-row table:style-name="ro1">
          <table:table-cell office:value-type="string">
            <text:p>Cintia Maria de Carvalho</text:p>
          </table:table-cell>
          <table:table-cell office:value-type="date" office:date-value="1988-08-14">
            <text:p>14/08/88</text:p>
          </table:table-cell>
          <table:table-cell office:value-type="string">
            <text:p>F</text:p>
          </table:table-cell>
          <table:table-cell office:value-type="float" office:value="3784093169">
            <text:p>3784093169</text:p>
          </table:table-cell>
          <table:table-cell office:value-type="string">
            <text:p>Dr Edgardo da Cunha Pereira</text:p>
          </table:table-cell>
          <table:table-cell office:value-type="float" office:value="140">
            <text:p>140</text:p>
          </table:table-cell>
          <table:table-cell office:value-type="string">
            <text:p>Simao da Cunha</text:p>
          </table:table-cell>
          <table:table-cell office:value-type="float" office:value="2">
            <text:p>2</text:p>
          </table:table-cell>
          <table:table-cell office:value-type="float" office:value="35620000">
            <text:p>35620000</text:p>
          </table:table-cell>
          <table:table-cell office:value-type="float" office:value="9282852601">
            <text:p>9282852601</text:p>
          </table:table-cell>
        </table:table-row>
        <table:table-row table:style-name="ro1">
          <table:table-cell office:value-type="string">
            <text:p>Joao Donizete do Amaral Junior</text:p>
          </table:table-cell>
          <table:table-cell office:value-type="date" office:date-value="1990-04-26">
            <text:p>26/04/90</text:p>
          </table:table-cell>
          <table:table-cell office:value-type="string">
            <text:p>M</text:p>
          </table:table-cell>
          <table:table-cell office:value-type="float" office:value="3735251704">
            <text:p>3735251704</text:p>
          </table:table-cell>
          <table:table-cell office:value-type="string">
            <text:p>Xavante</text:p>
          </table:table-cell>
          <table:table-cell office:value-type="float" office:value="48">
            <text:p>48</text:p>
          </table:table-cell>
          <table:table-cell office:value-type="string">
            <text:p>Centro</text:p>
          </table:table-cell>
          <table:table-cell office:value-type="float" office:value="490">
            <text:p>490</text:p>
          </table:table-cell>
          <table:table-cell office:value-type="float" office:value="35604000">
            <text:p>35604000</text:p>
          </table:table-cell>
          <table:table-cell office:value-type="float" office:value="8717319676">
            <text:p>8717319676</text:p>
          </table:table-cell>
        </table:table-row>
        <table:table-row table:style-name="ro1">
          <table:table-cell office:value-type="string">
            <text:p>Renan Bertoli de Freitas</text:p>
          </table:table-cell>
          <table:table-cell office:value-type="date" office:date-value="1989-12-22">
            <text:p>22/12/89</text:p>
          </table:table-cell>
          <table:table-cell office:value-type="string">
            <text:p>M</text:p>
          </table:table-cell>
          <table:table-cell office:value-type="float" office:value="3538412717">
            <text:p>3538412717</text:p>
          </table:table-cell>
          <table:table-cell office:value-type="string">
            <text:p>José Wanderlei Lara</text:p>
          </table:table-cell>
          <table:table-cell office:value-type="float" office:value="321">
            <text:p>321</text:p>
          </table:table-cell>
          <table:table-cell office:value-type="string">
            <text:p>Nossa Senhora Aparecida</text:p>
          </table:table-cell>
          <table:table-cell office:value-type="float" office:value="85">
            <text:p>85</text:p>
          </table:table-cell>
          <table:table-cell office:value-type="float" office:value="37220000">
            <text:p>37220000</text:p>
          </table:table-cell>
          <table:table-cell office:value-type="float" office:value="7430402607">
            <text:p>7430402607</text:p>
          </table:table-cell>
        </table:table-row>
        <table:table-row table:style-name="ro1">
          <table:table-cell office:value-type="string">
            <text:p>André Luís Xavier</text:p>
          </table:table-cell>
          <table:table-cell office:value-type="date" office:date-value="1984-06-07">
            <text:p>07/06/84</text:p>
          </table:table-cell>
          <table:table-cell office:value-type="string">
            <text:p>M</text:p>
          </table:table-cell>
          <table:table-cell office:value-type="float" office:value="3734312424">
            <text:p>3734312424</text:p>
          </table:table-cell>
          <table:table-cell office:value-type="string">
            <text:p>Alzira Tôrres</text:p>
          </table:table-cell>
          <table:table-cell office:value-type="float" office:value="217">
            <text:p>217</text:p>
          </table:table-cell>
          <table:table-cell office:value-type="string">
            <text:p>Lava-pés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1377732690">
            <text:p>1377732690</text:p>
          </table:table-cell>
        </table:table-row>
        <table:table-row table:style-name="ro1">
          <table:table-cell office:value-type="string">
            <text:p>Benet Siqueira Machado</text:p>
          </table:table-cell>
          <table:table-cell office:value-type="date" office:date-value="1989-05-18">
            <text:p>18/05/89</text:p>
          </table:table-cell>
          <table:table-cell office:value-type="string">
            <text:p>M</text:p>
          </table:table-cell>
          <table:table-cell office:value-type="float" office:value="2127345697">
            <text:p>2127345697</text:p>
          </table:table-cell>
          <table:table-cell office:value-type="string">
            <text:p>Caixa Postal</text:p>
          </table:table-cell>
          <table:table-cell office:value-type="float" office:value="870">
            <text:p>870</text:p>
          </table:table-cell>
          <table:table-cell office:value-type="string">
            <text:p>Centro</text:p>
          </table:table-cell>
          <table:table-cell office:value-type="float" office:value="917">
            <text:p>917</text:p>
          </table:table-cell>
          <table:table-cell office:value-type="float" office:value="28800000">
            <text:p>28800000</text:p>
          </table:table-cell>
          <table:table-cell office:value-type="float" office:value="13011372780">
            <text:p>13011372780</text:p>
          </table:table-cell>
        </table:table-row>
        <table:table-row table:style-name="ro1">
          <table:table-cell office:value-type="string">
            <text:p>Guilherme Ebelem Guimarães Moreira Maluf</text:p>
          </table:table-cell>
          <table:table-cell office:value-type="date" office:date-value="1980-09-29">
            <text:p>29/09/80</text:p>
          </table:table-cell>
          <table:table-cell office:value-type="string">
            <text:p>M</text:p>
          </table:table-cell>
          <table:table-cell office:value-type="float" office:value="3784022794">
            <text:p>3784022794</text:p>
          </table:table-cell>
          <table:table-cell office:value-type="string">
            <text:p>Herculino Porto</text:p>
          </table:table-cell>
          <table:table-cell office:value-type="float" office:value="179">
            <text:p>179</text:p>
          </table:table-cell>
          <table:table-cell office:value-type="string">
            <text:p>Rola Moça</text:p>
          </table:table-cell>
          <table:table-cell office:value-type="float" office:value="56">
            <text:p>56</text:p>
          </table:table-cell>
          <table:table-cell office:value-type="float" office:value="38900000">
            <text:p>38900000</text:p>
          </table:table-cell>
          <table:table-cell office:value-type="float" office:value="7207314612">
            <text:p>72073146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BR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1">31/07/2008</text:date>, <text:time>16:4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3$Win32 OpenOffice.org_project/680m9$Build-923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60"/>
  </office:meta>
</office:document-meta>
</file>